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1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1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1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1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1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7" style:family="graphic" style:parent-style-name="standard" style:list-style-name="L1">
      <style:graphic-properties draw:stroke="solid" draw:stroke-dash="Dash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8" style:family="graphic" style:parent-style-name="standard" style:list-style-name="L1">
      <style:graphic-properties draw:stroke="solid" draw:stroke-dash="Dash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9" style:family="graphic" style:parent-style-name="standard" style:list-style-name="L1">
      <style:graphic-properties draw:stroke="solid" draw:stroke-dash="Dash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0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cs" fo:country="CZ" fo:font-style="normal" fo:text-shadow="none" style:text-underline-style="none" fo:font-weight="normal" style:text-underline-mode="continuous" style:text-line-through-mode="continuous" style:letter-kerning="true" style:font-family-asian="'Lucida Sans Unicode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g>
          <draw:custom-shape draw:style-name="gr1" draw:text-style-name="P1" draw:id="id3" draw:layer="layout" svg:width="0.889cm" svg:height="0.867cm" svg:x="9.094cm" svg:y="2.98cm">
            <text:p text:style-name="P1">1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id="id1" draw:layer="layout" svg:width="0.889cm" svg:height="0.867cm" svg:x="5.493cm" svg:y="7.115cm">
            <text:p text:style-name="P1">3</text:p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3" draw:text-style-name="P1" draw:id="id4" draw:layer="layout" svg:width="0.889cm" svg:height="0.867cm" svg:x="9.078cm" svg:y="7.115cm">
            <text:p text:style-name="P1">4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4" draw:text-style-name="P1" draw:id="id2" draw:layer="layout" svg:width="0.889cm" svg:height="0.867cm" svg:x="7.288cm" svg:y="5.003cm">
            <text:p text:style-name="P1">2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1" draw:id="id5" draw:layer="layout" svg:width="0.889cm" svg:height="0.867cm" svg:x="10.873cm" svg:y="5.003cm">
            <text:p text:style-name="P1">5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onnector draw:style-name="gr6" draw:text-style-name="P1" draw:layer="layout" draw:type="line" svg:x1="6.251cm" svg:y1="7.24cm" svg:x2="7.417cm" svg:y2="5.743cm" draw:start-shape="id1" draw:start-glue-point="11" draw:end-shape="id2" draw:end-glue-point="7">
            <text:p/>
          </draw:connector>
          <draw:connector draw:style-name="gr7" draw:text-style-name="P1" draw:layer="layout" draw:type="line" svg:x1="8.046cm" svg:y1="5.128cm" svg:x2="9.223cm" svg:y2="3.72cm" draw:start-shape="id2" draw:start-glue-point="11" draw:end-shape="id3" draw:end-glue-point="7">
            <text:p/>
          </draw:connector>
          <draw:connector draw:style-name="gr8" draw:text-style-name="P1" draw:layer="layout" draw:type="line" svg:x1="8.046cm" svg:y1="5.743cm" svg:x2="9.207cm" svg:y2="7.24cm" draw:start-shape="id2" draw:start-glue-point="9" draw:end-shape="id4" draw:end-glue-point="5">
            <text:p/>
          </draw:connector>
          <draw:connector draw:style-name="gr9" draw:text-style-name="P1" draw:layer="layout" draw:type="line" svg:x1="9.852cm" svg:y1="3.72cm" svg:x2="11.002cm" svg:y2="5.128cm" draw:start-shape="id3" draw:start-glue-point="9" draw:end-shape="id5" draw:end-glue-point="5">
            <text:p/>
          </draw:connector>
        </draw:g>
        <draw:rect draw:style-name="gr10" draw:text-style-name="P2" draw:layer="layout" svg:width="6.581cm" svg:height="5.291cm" svg:x="5.336cm" svg:y="2.84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7-25T10:48:41</meta:creation-date>
    <dc:date>2007-07-26T10:21:47</dc:date>
    <dc:language>cs-CZ</dc:language>
    <meta:editing-cycles>3</meta:editing-cycles>
    <meta:editing-duration>PT25M50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